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San-serif" fo:font-weight="bold" officeooo:rsid="0015689e" officeooo:paragraph-rsid="0015689e" style:font-weight-asian="bold" style:font-weight-complex="bold"/>
    </style:style>
    <style:style style:name="P3" style:family="paragraph" style:parent-style-name="Standard">
      <style:text-properties style:font-name="San-serif" officeooo:rsid="0015689e" officeooo:paragraph-rsid="0015689e"/>
    </style:style>
    <style:style style:name="P4" style:family="paragraph" style:parent-style-name="Standard">
      <style:paragraph-properties fo:text-align="center" style:justify-single-word="false"/>
      <style:text-properties style:font-name="San-serif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San-serif" fo:font-size="10pt" fo:font-weight="normal" officeooo:rsid="0015689e" officeooo:paragraph-rsid="0015689e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San-serif" fo:font-style="italic" fo:font-weight="normal" officeooo:rsid="0015689e" officeooo:paragraph-rsid="0015689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San-serif" officeooo:rsid="00173c8e" officeooo:paragraph-rsid="00173c8e"/>
    </style:style>
    <style:style style:name="P8" style:family="paragraph" style:parent-style-name="Standard">
      <style:text-properties style:font-name="San-serif" officeooo:rsid="00173c8e" officeooo:paragraph-rsid="0018ff05"/>
    </style:style>
    <style:style style:name="P9" style:family="paragraph" style:parent-style-name="Standard">
      <style:text-properties style:font-name="San-serif" officeooo:rsid="0018ff05" officeooo:paragraph-rsid="0018ff05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San-serif"/>
    </style:style>
    <style:style style:name="P11" style:family="paragraph" style:parent-style-name="Table_20_Contents">
      <style:text-properties style:font-name="San-serif" officeooo:rsid="0015689e" officeooo:paragraph-rsid="0015689e"/>
    </style:style>
    <style:style style:name="P12" style:family="paragraph" style:parent-style-name="Table_20_Contents">
      <style:text-properties style:font-name="San-serif" fo:font-weight="bold" officeooo:rsid="0015689e" officeooo:paragraph-rsid="0015689e" style:font-weight-asian="bold" style:font-weight-complex="bold"/>
    </style:style>
    <style:style style:name="P13" style:family="paragraph" style:parent-style-name="Standard">
      <style:text-properties style:font-name="San-serif" fo:font-style="normal" officeooo:rsid="00173c8e" officeooo:paragraph-rsid="0018ff05" style:font-style-asian="normal" style:font-style-complex="normal"/>
    </style:style>
    <style:style style:name="P14" style:family="paragraph" style:parent-style-name="Standard">
      <style:text-properties style:font-name="San-serif" fo:font-style="normal" fo:font-weight="normal" officeooo:rsid="001a1a31" officeooo:paragraph-rsid="001a1a3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San-serif" officeooo:rsid="0015689e" officeooo:paragraph-rsid="0015689e"/>
    </style:style>
    <style:style style:name="P16" style:family="paragraph" style:parent-style-name="Standard">
      <style:text-properties style:font-name="San-serif" fo:font-style="italic" fo:font-weight="normal" officeooo:rsid="0015689e" officeooo:paragraph-rsid="001a1a3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San-serif" officeooo:rsid="001a1a31" officeooo:paragraph-rsid="0015689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5689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f05" style:font-weight-asian="bold" style:font-weight-complex="bold"/>
    </style:style>
    <style:style style:name="T5" style:family="text">
      <style:text-properties officeooo:rsid="0018ff05"/>
    </style:style>
    <style:style style:name="T6" style:family="text">
      <style:text-properties officeooo:rsid="001a1a3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 Relational Database Schema for Wikipedia Articles</text:p>
      <text:p text:style-name="P5">Exercise Sheet 3</text:p>
      <text:p text:style-name="P4">Big Data Analytics</text:p>
      <text:p text:style-name="P10"><text:span text:style-name="T2">Tobias Machnitzki und Finn Burgemeister, </text:span><text:span text:style-name="T1">WiSe 2017/2018</text:span></text:p>
      <text:p text:style-name="P2"/>
      <text:p text:style-name="P6">- Create a relational schema for Wikipedia data in (at least) third normal form.</text:p>
      <text:p text:style-name="P3"/>
      <text:p text:style-name="P3">Lecture „Databases and Data Warehouses“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1 <text:s text:c="2"/>NF (normal form)</text:p>
          </table:table-cell>
          <table:table-cell table:style-name="Tabelle1.B1" office:value-type="string">
            <text:p text:style-name="P3">It follows our notion of a table. No collections in the table. A primary key exists.</text:p>
          </table:table-cell>
        </table:table-row>
        <table:table-row>
          <table:table-cell table:style-name="Tabelle1.A2" office:value-type="string">
            <text:p text:style-name="P11">2 <text:s text:c="2"/>NF</text:p>
          </table:table-cell>
          <table:table-cell table:style-name="Tabelle1.B2" office:value-type="string">
            <text:p text:style-name="P3">No redundancy of data, i.e., entities of many-to-many relations are stored in separate tables. Every column must depend on each candidate key and not a subset.</text:p>
          </table:table-cell>
        </table:table-row>
        <table:table-row>
          <table:table-cell table:style-name="Tabelle1.A2" office:value-type="string">
            <text:p text:style-name="P12">3 <text:s text:c="2"/>NF</text:p>
          </table:table-cell>
          <table:table-cell table:style-name="Tabelle1.B2" office:value-type="string">
            <text:p text:style-name="P3">Columns are not functional dependent to sth. else than a candidate key.</text:p>
          </table:table-cell>
        </table:table-row>
        <table:table-row>
          <table:table-cell table:style-name="Tabelle1.A2" office:value-type="string">
            <text:p text:style-name="P11">4 <text:s text:c="2"/>NF</text:p>
          </table:table-cell>
          <table:table-cell table:style-name="Tabelle1.B2" office:value-type="string">
            <text:p text:style-name="P3">Do not store multiple relationships in one table.</text:p>
          </table:table-cell>
        </table:table-row>
      </table:table>
      <text:p text:style-name="P7"><draw:frame draw:style-name="fr1" draw:name="Objekt1" text:anchor-type="paragraph" svg:x="-2cm" svg:y="0.129cm" svg:width="21.001cm" svg:height="12.989cm" draw:z-index="0"><draw:object xlink:href="../er_diagram_wikipedia.odg" xlink:type="simple" xlink:show="embed" xlink:actuate="onLoad"/><draw:image xlink:href="./ObjectReplacements/Object 1" xlink:type="simple" xlink:show="embed" xlink:actuate="onLoad"/></draw:frame>Figure 1: Entity-relationship diagram for Wikipedia data in <text:span text:style-name="T5">fourth</text:span> normal form (description on next page)</text:p>
      <text:p text:style-name="P9"><text:soft-page-break/>Description of entity-relationship diagram for Wikipedia data in fourth normal form</text:p>
      <text:p text:style-name="P7"/>
      <text:p text:style-name="P7">We have do create the following <text:span text:style-name="T3">tables</text:span>: </text:p>
      <text:p text:style-name="P7"><text:tab/>Article, Category, Subcategory, Articles_related*, Article_Subcategory*, <text:tab/>Article_Category* (*representing a relation)</text:p>
      <text:p text:style-name="P7"/>
      <text:p text:style-name="P8">The following <text:span text:style-name="T3">key</text:span> definition is valid for every table: </text:p>
      <text:p text:style-name="P13"><text:tab/>ID : Integer - Primary key (also surrogate key)</text:p>
      <text:p text:style-name="P3"/>
      <text:p text:style-name="P7">The following <text:span text:style-name="T4">cardinalities</text:span><text:span text:style-name="T5"> have to implemented:</text:span></text:p>
      <text:p text:style-name="P9"><text:tab/>(i) <text:tab/>Many Articles are related to many articles</text:p>
      <text:p text:style-name="P9"><text:tab/>(ii) <text:tab/>Many Articles have many subcategories</text:p>
      <text:p text:style-name="P9"><text:tab/>(iii) <text:tab/>One Category has many articles</text:p>
      <text:p text:style-name="P9"><text:tab/>(iv)<text:tab/>One Category has many subcategories</text:p>
      <text:p text:style-name="P3"/>
      <text:p text:style-name="P16"/>
      <text:p text:style-name="P16">- <text:span text:style-name="T6">Discuss the usefulness of indexes for each of the relations</text:span></text:p>
      <text:p text:style-name="P14">It is required to use IDs (indexes) for each entries, because a title does not need to be unique. In a category 'biography' are names not a possible indicator/key.</text:p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n Burgemeister</meta:initial-creator>
    <meta:creation-date>2017-11-07T23:10:07.796303283</meta:creation-date>
    <dc:date>2017-11-09T23:51:26.919922444</dc:date>
    <dc:creator>Finn Burgemeister</dc:creator>
    <meta:editing-duration>PT1H12M27S</meta:editing-duration>
    <meta:editing-cycles>3</meta:editing-cycles>
    <meta:generator>LibreOffice/4.4.3.2$Linux_X86_64 LibreOffice_project/40m0$Build-2</meta:generator>
    <meta:document-statistic meta:table-count="1" meta:image-count="0" meta:object-count="1" meta:page-count="2" meta:paragraph-count="28" meta:word-count="244" meta:character-count="1555" meta:non-whitespace-character-count="1319"/>
  </office:meta>
</office:document-meta>
</file>